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 style:list-style-name="L1">
      <style:paragraph-properties fo:margin-left="0in" fo:margin-right="0in" fo:margin-top="0.1043in" fo:margin-bottom="0.1043in" style:contextual-spacing="false" style:line-height-at-least="0.2602in" fo:text-align="start" style:justify-single-word="false" fo:orphans="2" fo:widows="2" fo:text-indent="0in" style:auto-text-indent="false" fo:padding="0in" fo:border="none"/>
      <style:text-properties fo:font-variant="normal" fo:text-transform="none" fo:color="#5e5e5e" style:font-name="Georgia" fo:font-size="12pt" fo:letter-spacing="normal" fo:font-style="normal" fo:font-weight="normal"/>
    </style:style>
    <style:style style:name="P3" style:family="paragraph" style:parent-style-name="Standard">
      <style:paragraph-properties fo:margin-left="0.0311in" fo:margin-right="0.0311in" fo:margin-top="0in" fo:margin-bottom="0in" style:contextual-spacing="false" style:line-height-at-least="0.2602in" fo:text-align="start" style:justify-single-word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.1043in" fo:margin-bottom="0.1043in" style:contextual-spacing="false" style:line-height-at-least="0.2602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" style:family="paragraph" style:parent-style-name="Text_20_body" style:list-style-name="L1">
      <style:paragraph-properties fo:margin-left="0in" fo:margin-right="0in" fo:margin-top="0.1043in" fo:margin-bottom="0.1043in" style:contextual-spacing="false" style:line-height-at-least="0.2602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6" style:family="paragraph" style:parent-style-name="Text_20_body">
      <style:paragraph-properties fo:margin-left="0in" fo:margin-right="0in" fo:margin-top="0.1043in" fo:margin-bottom="0.1043in" style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5e5e5e" style:font-name="Georgia" fo:font-size="12pt" fo:letter-spacing="normal" fo:font-style="normal" fo:font-weight="normal"/>
    </style:style>
    <style:style style:name="T2" style:family="text">
      <style:text-properties fo:font-variant="normal" fo:text-transform="none" fo:color="#5e5e5e" fo:font-size="12pt" fo:letter-spacing="normal" fo:font-style="normal" fo:font-weight="normal"/>
    </style:style>
    <style:style style:name="T3" style:family="text">
      <style:text-properties fo:font-variant="normal" fo:text-transform="none" fo:color="#5e5e5e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5e5e5e" style:font-name="ARIAL" fo:letter-spacing="normal" fo:font-style="normal" fo:font-weight="normal"/>
    </style:style>
    <style:style style:name="T5" style:family="text">
      <style:text-properties fo:font-variant="normal" fo:text-transform="none" fo:color="#5e5e5e" style:font-name="ARIAL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fc6733" style:text-line-through-style="none" style:text-line-through-type="none" style:font-name="Georgia" fo:font-size="12pt" fo:letter-spacing="normal" fo:font-style="normal" style:text-underline-style="none" fo:font-weight="normal" style:text-blinking="false" fo:padding="0in" fo:border="none"/>
    </style:style>
    <style:style style:name="T7" style:family="text">
      <style:text-properties fo:font-variant="normal" fo:text-transform="none" fo:color="#fc6733" style:text-line-through-style="none" style:text-line-through-type="none" fo:font-size="12pt" fo:letter-spacing="normal" fo:font-style="normal" style:text-underline-style="none" fo:font-weight="normal" style:text-blinking="false" fo:padding="0in" fo:border="none"/>
    </style:style>
    <style:style style:name="T8" style:family="text">
      <style:text-properties fo:font-variant="normal" fo:text-transform="none" fo:color="#fc6733" style:text-line-through-style="none" style:text-line-through-type="none" style:font-name="ARIAL" fo:font-size="12pt" fo:letter-spacing="normal" fo:font-style="normal" style:text-underline-style="none" fo:font-weight="normal" style:text-blinking="false" fo:padding="0in" fo:border="none"/>
    </style:style>
    <style:style style:name="T9" style:family="text">
      <style:text-properties fo:font-variant="normal" fo:text-transform="none" fo:color="#fc6733" style:text-line-through-style="none" style:text-line-through-type="none" style:font-name="ARIAL" fo:letter-spacing="normal" fo:font-style="normal" style:text-underline-style="none" fo:font-weight="normal" style:text-blinking="false" fo:padding="0in" fo:border="none"/>
    </style:style>
    <style:style style:name="T10" style:family="text">
      <style:text-properties fo:font-variant="normal" fo:text-transform="none" fo:color="#fc6733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 fo:padding="0in" fo:border="none"/>
    </style:style>
    <style:style style:name="T11" style:family="text">
      <style:text-properties fo:font-variant="normal" fo:text-transform="none" style:font-name="ARIAL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 fo:padding="0in" fo:border="none"/>
    </style:style>
    <style:style style:name="T13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 fo:padding="0in" fo:border="none"/>
    </style:style>
    <style:style style:name="T15" style:family="text">
      <style:text-properties fo:color="#fc6733" style:text-line-through-style="none" style:text-line-through-type="none" style:text-underline-style="none" style:text-blinking="false" fo:padding="0in" fo:border="none"/>
    </style:style>
    <style:style style:name="T16" style:family="text">
      <style:text-properties fo:color="#fc6733" style:text-line-through-style="none" style:text-line-through-type="none" style:font-name="ARIAL" style:text-underline-style="none" style:text-blinking="false" fo:padding="0in" fo:border="none"/>
    </style:style>
    <style:style style:name="T17" style:family="text">
      <style:text-properties fo:color="#fc6733" style:text-line-through-style="none" style:text-line-through-type="none" style:font-name="ARIAL" fo:font-size="11pt" style:text-underline-style="none" style:text-blinking="false" style:font-size-asian="11pt" style:font-size-complex="11pt" fo:padding="0in" fo:border="none"/>
    </style:style>
    <style:style style:name="T18" style:family="text">
      <style:text-properties style:text-line-through-style="none" style:text-line-through-type="none" style:font-name="ARIAL" fo:font-size="11pt" style:text-underline-style="none" style:text-blinking="false" style:font-size-asian="11pt" style:font-size-complex="11pt" fo:padding="0in" fo:border="none"/>
    </style:style>
    <style:style style:name="T19" style:family="text">
      <style:text-properties style:font-name="ARIAL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fo:color="#000000" style:font-name="ARIAL" fo:font-size="11pt" style:font-size-asian="11pt" style:font-size-complex="11pt"/>
    </style:style>
    <style:style style:name="T22" style:family="text">
      <style:text-properties fo:color="#000000" style:text-line-through-style="none" style:text-line-through-type="none" style:font-name="ARIAL" fo:font-size="11pt" style:text-underline-style="none" style:text-blinking="false" style:font-size-asian="11pt" style:font-size-complex="11pt"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">Maria Smith</text:span><text:span text:style-name="T21"><text:line-break/></text:span><text:span text:style-name="T13">1000 Chastain Road, Georgia- 30144</text:span><text:span text:style-name="T21"><text:line-break/></text:span><text:span text:style-name="T13">Contact Number: 770-423-6000</text:span><text:span text:style-name="T21"><text:line-break/></text:span><text:span text:style-name="T13">Email- </text:span><text:a xlink:type="simple" xlink:href="mailto:Smith.90@mlh.com" office:target-frame-name="_blank" xlink:show="new"><text:span text:style-name="T14">Smith.90@mlh.com</text:span></text:a></text:p>
      <text:p text:style-name="P4">July 2, 2014</text:p>
      <text:p text:style-name="P4">Sarah Campbell<text:line-break/>Nurse Unit Manager<text:line-break/>R.N Medical Centre<text:line-break/>1300 West Park Street,<text:line-break/>Butte, Montana- 59701</text:p>
      <text:p text:style-name="P4">Re: Registered Nurse (Position ID # 67759)</text:p>
      <text:p text:style-name="P4">Dear Ms. Campbell,</text:p>
      <text:p text:style-name="P4">I am writing this letter in order to express my candidature for the Registered Nurse position at R.N. Medical Centre. I am an energetic and highly motivated nurse, keen to serve the society by delivering the best and quality medical services. My qualifications and experience closely match with the job requirements.</text:p>
      <text:p text:style-name="P4">I hold a master degree and have 6 years of experience in the nursing field. I have profound knowledge of administration, patient assessment and acute care. I started my career with the Divine Medical Care and served there for 3 years. Currently; I am working in the Memorial Hospital where my responsibilities include:</text:p>
      <text:list xml:id="list3361741328074604474" text:style-name="L1">
        <text:list-item>
          <text:p text:style-name="P5">Monitoring the condition of the patients and reporting ant abnormalities.</text:p>
        </text:list-item>
        <text:list-item>
          <text:p text:style-name="P5">Administering the medications in compliance with the established policies and standards.</text:p>
        </text:list-item>
        <text:list-item>
          <text:p text:style-name="P5">Preparing and implementing the customized interdisciplinary care plan.</text:p>
        </text:list-item>
        <text:list-item>
          <text:p text:style-name="P5">Ensuring cleanliness and hygiene in the patients’ rooms.</text:p>
        </text:list-item>
        <text:list-item>
          <text:p text:style-name="P5">Identifying physical and psychological requirements of the patients.</text:p>
          <text:p text:style-name="P2"><text:soft-page-break/><text:span text:style-name="T21">If you give me a chance to work with your centre, I assure you that I will leave no stone unturned in rendering my services. Hope you will reply positively. You can reach me by mail at </text:span><text:a xlink:type="simple" xlink:href="mailto:Smith.90@mlh.com" office:target-frame-name="_blank" xlink:show="new"><text:span text:style-name="T22">Smith.90@mlh.com</text:span></text:a><text:span text:style-name="T21"> or call me at 770-423-6000.</text:span></text:p>
        </text:list-item>
      </text:list>
      <text:p text:style-name="P6">I am attaching my resume with the cover letter for further consideration.</text:p>
      <text:p text:style-name="P6">Thanks a lot for your precious time.</text:p>
      <text:p text:style-name="P6">Sincerely,<text:line-break/>(Signature)<text:line-break/>Maria Smith</text:p>
      <text:list xml:id="list183438798459725" text:continue-numbering="true" text:style-name="L1">
        <text:list-header>
          <text:p text:style-name="P5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8:32:37.770969253</meta:creation-date>
    <dc:date>2017-06-09T18:34:37.528376121</dc:date>
    <meta:editing-duration>P0D</meta:editing-duration>
    <meta:editing-cycles>1</meta:editing-cycles>
    <meta:document-statistic meta:table-count="0" meta:image-count="0" meta:object-count="0" meta:page-count="2" meta:paragraph-count="17" meta:word-count="262" meta:character-count="1636" meta:non-whitespace-character-count="1397"/>
    <meta:generator>LibreOffice/4.2.8.2$Linux_X86_64 LibreOffice_project/420m0$Build-2</meta:generator>
  </office:meta>
</office:document-meta>
</file>